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4102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cond" table:style-name="ta1">
        <table:shapes>
          <draw:frame draw:z-index="0" draw:style-name="gr1" draw:text-style-name="P1" svg:width="6.2929in" svg:height="3.548in" svg:x="6.3268in" svg:y="0.3346in">
            <draw:object draw:notify-on-update-of-ranges="second.I1:second.I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84in" svg:x="6.4055in" svg:y="7.9476in">
            <draw:object draw:notify-on-update-of-ranges="second.G1:second.G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84in" svg:x="6.3311in" svg:y="4.1035in">
            <draw:object draw:notify-on-update-of-ranges="second.K1:second.K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rt </text:p>
          </table:table-cell>
          <table:table-cell office:value-type="float" office:value="3.97940008672038" calcext:value-type="float">
            <text:p>3.9794000867203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mrt </text:p>
          </table:table-cell>
          <table:table-cell office:value-type="float" office:value="4.37750562820388" calcext:value-type="float">
            <text:p>4.3775056282038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<text:s/>mrt </text:p>
          </table:table-cell>
          <table:table-cell office:value-type="float" office:value="5.83198773968623" calcext:value-type="float">
            <text:p>5.8319877396862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<text:s/>mrt </text:p>
          </table:table-cell>
          <table:table-cell office:value-type="float" office:value="7.17670503002262" calcext:value-type="float">
            <text:p>7.1767050300226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<text:s/>mrt </text:p>
          </table:table-cell>
          <table:table-cell office:value-type="float" office:value="6.97229342759718" calcext:value-type="float">
            <text:p>6.9722934275971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<text:s/>mrt </text:p>
          </table:table-cell>
          <table:table-cell office:value-type="float" office:value="6.38489256954637" calcext:value-type="float">
            <text:p>6.3848925695463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mrt </text:p>
          </table:table-cell>
          <table:table-cell office:value-type="float" office:value="5.52668216112193" calcext:value-type="float">
            <text:p>5.5266821611219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mrt </text:p>
          </table:table-cell>
          <table:table-cell office:value-type="float" office:value="5.32754378992498" calcext:value-type="float">
            <text:p>5.3275437899249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mrt </text:p>
          </table:table-cell>
          <table:table-cell office:value-type="float" office:value="5.09202522331103" calcext:value-type="float">
            <text:p>5.0920252233110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<text:s/>mrt </text:p>
          </table:table-cell>
          <table:table-cell office:value-type="float" office:value="5.02427119984433" calcext:value-type="float">
            <text:p>5.0242711998443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mrt </text:p>
          </table:table-cell>
          <table:table-cell office:value-type="float" office:value="3.28379603438738" calcext:value-type="float">
            <text:p>3.2837960343873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mrt </text:p>
          </table:table-cell>
          <table:table-cell office:value-type="float" office:value="4.40909082065218" calcext:value-type="float">
            <text:p>4.4090908206521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<text:s/>mrt </text:p>
          </table:table-cell>
          <table:table-cell office:value-type="float" office:value="6.18048096712093" calcext:value-type="float">
            <text:p>6.1804809671209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<text:s/>mrt </text:p>
          </table:table-cell>
          <table:table-cell office:value-type="float" office:value="7.24275869600789" calcext:value-type="float">
            <text:p>7.2427586960078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mrt </text:p>
          </table:table-cell>
          <table:table-cell office:value-type="float" office:value="7.05863712283919" calcext:value-type="float">
            <text:p>7.0586371228391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<text:s/>mrt </text:p>
          </table:table-cell>
          <table:table-cell office:value-type="float" office:value="6.28388930050312" calcext:value-type="float">
            <text:p>6.2838893005031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s/>mrt </text:p>
          </table:table-cell>
          <table:table-cell office:value-type="float" office:value="5.7287160220048" calcext:value-type="float">
            <text:p>5.728716022004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rt </text:p>
          </table:table-cell>
          <table:table-cell office:value-type="float" office:value="5.44068044350276" calcext:value-type="float">
            <text:p>5.4406804435027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mrt </text:p>
          </table:table-cell>
          <table:table-cell office:value-type="float" office:value="5.03790683057181" calcext:value-type="float">
            <text:p>5.0379068305718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s/>mrt </text:p>
          </table:table-cell>
          <table:table-cell office:value-type="float" office:value="5.46542663478131" calcext:value-type="float">
            <text:p>5.4654266347813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mrt </text:p>
          </table:table-cell>
          <table:table-cell office:value-type="float" office:value="3.30413773349191" calcext:value-type="float">
            <text:p>3.3041377334919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mrt </text:p>
          </table:table-cell>
          <table:table-cell office:value-type="float" office:value="4.78566495593843" calcext:value-type="float">
            <text:p>4.7856649559384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mrt </text:p>
          </table:table-cell>
          <table:table-cell office:value-type="float" office:value="6.72097857935718" calcext:value-type="float">
            <text:p>6.7209785793571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<text:s/>mrt </text:p>
          </table:table-cell>
          <table:table-cell office:value-type="float" office:value="7.29974285699556" calcext:value-type="float">
            <text:p>7.2997428569955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<text:s/>mrt </text:p>
          </table:table-cell>
          <table:table-cell office:value-type="float" office:value="6.8930885912362" calcext:value-type="float">
            <text:p>6.893088591236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mrt </text:p>
          </table:table-cell>
          <table:table-cell office:value-type="float" office:value="5.91064607026499" calcext:value-type="float">
            <text:p>5.9106460702649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s/>mrt </text:p>
          </table:table-cell>
          <table:table-cell office:value-type="float" office:value="5.71708831808688" calcext:value-type="float">
            <text:p>5.7170883180868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mrt </text:p>
          </table:table-cell>
          <table:table-cell office:value-type="float" office:value="5.15873843711679" calcext:value-type="float">
            <text:p>5.1587384371167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<text:s/>mrt </text:p>
          </table:table-cell>
          <table:table-cell office:value-type="float" office:value="4.92760389026838" calcext:value-type="float">
            <text:p>4.9276038902683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rt </text:p>
          </table:table-cell>
          <table:table-cell office:value-type="float" office:value="4.77121254719662" calcext:value-type="float">
            <text:p>4.7712125471966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mrt </text:p>
          </table:table-cell>
          <table:table-cell office:value-type="float" office:value="3.654879848909" calcext:value-type="float">
            <text:p>3.65487984890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s/>mrt </text:p>
          </table:table-cell>
          <table:table-cell office:value-type="float" office:value="5.53883026643874" calcext:value-type="float">
            <text:p>5.53883026643874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<text:s/>mrt </text:p>
          </table:table-cell>
          <table:table-cell office:value-type="float" office:value="7.3559889969818" calcext:value-type="float">
            <text:p>7.355988996981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<text:s/>mrt </text:p>
          </table:table-cell>
          <table:table-cell office:value-type="float" office:value="7.40362689494244" calcext:value-type="float">
            <text:p>7.40362689494244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<text:s/>mrt </text:p>
          </table:table-cell>
          <table:table-cell office:value-type="float" office:value="6.62757831681574" calcext:value-type="float">
            <text:p>6.62757831681574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<text:s/>mrt </text:p>
          </table:table-cell>
          <table:table-cell office:value-type="float" office:value="5.91064607026499" calcext:value-type="float">
            <text:p>5.9106460702649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s/>mrt </text:p>
          </table:table-cell>
          <table:table-cell office:value-type="float" office:value="5.74031267727719" calcext:value-type="float">
            <text:p>5.7403126772771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<text:s/>mrt </text:p>
          </table:table-cell>
          <table:table-cell office:value-type="float" office:value="5.17195897949974" calcext:value-type="float">
            <text:p>5.17195897949974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mrt </text:p>
          </table:table-cell>
          <table:table-cell office:value-type="float" office:value="4.50249108319361" calcext:value-type="float">
            <text:p>4.5024910831936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<text:s/>mrt </text:p>
          </table:table-cell>
          <table:table-cell office:value-type="float" office:value="4.0823996531185" calcext:value-type="float">
            <text:p>4.0823996531185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mrt </text:p>
          </table:table-cell>
          <table:table-cell office:value-type="float" office:value="4.09933123331295" calcext:value-type="float">
            <text:p>4.09933123331295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<text:s/>mrt </text:p>
          </table:table-cell>
          <table:table-cell office:value-type="float" office:value="5.92176757395867" calcext:value-type="float">
            <text:p>5.9217675739586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<text:s/>mrt </text:p>
          </table:table-cell>
          <table:table-cell office:value-type="float" office:value="7.05863712283919" calcext:value-type="float">
            <text:p>7.0586371228391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<text:s/>mrt </text:p>
          </table:table-cell>
          <table:table-cell office:value-type="float" office:value="7.33999286538387" calcext:value-type="float">
            <text:p>7.3399928653838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<text:s/>mrt </text:p>
          </table:table-cell>
          <table:table-cell office:value-type="float" office:value="6.52246341003323" calcext:value-type="float">
            <text:p>6.5224634100332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<text:s/>mrt </text:p>
          </table:table-cell>
          <table:table-cell office:value-type="float" office:value="6.414741105041" calcext:value-type="float">
            <text:p>6.41474110504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<text:s/>mrt </text:p>
          </table:table-cell>
          <table:table-cell office:value-type="float" office:value="5.21138083704036" calcext:value-type="float">
            <text:p>5.2113808370403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<text:s/>mrt </text:p>
          </table:table-cell>
          <table:table-cell office:value-type="float" office:value="5.15873843711679" calcext:value-type="float">
            <text:p>5.1587384371167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mrt </text:p>
          </table:table-cell>
          <table:table-cell office:value-type="float" office:value="4.60897842756548" calcext:value-type="float">
            <text:p>4.6089784275654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<text:s/>mrt </text:p>
          </table:table-cell>
          <table:table-cell office:value-type="float" office:value="3.54108439147401" calcext:value-type="float">
            <text:p>3.5410843914740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rt </text:p>
          </table:table-cell>
          <table:table-cell office:value-type="float" office:value="4.77121254719662" calcext:value-type="float">
            <text:p>4.7712125471966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<text:s/>mrt </text:p>
          </table:table-cell>
          <table:table-cell office:value-type="float" office:value="6.36487896353366" calcext:value-type="float">
            <text:p>6.3648789635336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s/>mrt </text:p>
          </table:table-cell>
          <table:table-cell office:value-type="float" office:value="6.91081492122969" calcext:value-type="float">
            <text:p>6.9108149212296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<text:s/>mrt </text:p>
          </table:table-cell>
          <table:table-cell office:value-type="float" office:value="7.25911632295048" calcext:value-type="float">
            <text:p>7.2591163229504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<text:s/>mrt </text:p>
          </table:table-cell>
          <table:table-cell office:value-type="float" office:value="6.71172842715083" calcext:value-type="float">
            <text:p>6.7117284271508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mrt </text:p>
          </table:table-cell>
          <table:table-cell office:value-type="float" office:value="6.77606952720493" calcext:value-type="float">
            <text:p>6.7760695272049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s/>mrt </text:p>
          </table:table-cell>
          <table:table-cell office:value-type="float" office:value="5.62292864456475" calcext:value-type="float">
            <text:p>5.62292864456475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mrt </text:p>
          </table:table-cell>
          <table:table-cell office:value-type="float" office:value="4.6686762035411" calcext:value-type="float">
            <text:p>4.668676203541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mrt </text:p>
          </table:table-cell>
          <table:table-cell office:value-type="float" office:value="3.34453751150931" calcext:value-type="float">
            <text:p>3.3445375115093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mrt </text:p>
          </table:table-cell>
          <table:table-cell office:value-type="float" office:value="2.90034611362518" calcext:value-type="float">
            <text:p>2.9003461136251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mrt </text:p>
          </table:table-cell>
          <table:table-cell office:value-type="float" office:value="5.03790683057181" calcext:value-type="float">
            <text:p>5.0379068305718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<text:s/>mrt </text:p>
          </table:table-cell>
          <table:table-cell office:value-type="float" office:value="6.75778341674085" calcext:value-type="float">
            <text:p>6.75778341674085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<text:s/>mrt </text:p>
          </table:table-cell>
          <table:table-cell office:value-type="float" office:value="6.9196510276736" calcext:value-type="float">
            <text:p>6.919651027673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<text:s/>mrt </text:p>
          </table:table-cell>
          <table:table-cell office:value-type="float" office:value="6.99837725867246" calcext:value-type="float">
            <text:p>6.9983772586724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<text:s/>mrt </text:p>
          </table:table-cell>
          <table:table-cell office:value-type="float" office:value="6.40481436970422" calcext:value-type="float">
            <text:p>6.4048143697042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s/>mrt </text:p>
          </table:table-cell>
          <table:table-cell office:value-type="float" office:value="6.33468455579587" calcext:value-type="float">
            <text:p>6.3346845557958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mrt </text:p>
          </table:table-cell>
          <table:table-cell office:value-type="float" office:value="5.59906625036113" calcext:value-type="float">
            <text:p>5.5990662503611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mrt </text:p>
          </table:table-cell>
          <table:table-cell office:value-type="float" office:value="4.59392487759231" calcext:value-type="float">
            <text:p>4.5939248775923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mrt </text:p>
          </table:table-cell>
          <table:table-cell office:value-type="float" office:value="3.11753861055754" calcext:value-type="float">
            <text:p>3.11753861055754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mrt </text:p>
          </table:table-cell>
          <table:table-cell office:value-type="float" office:value="2.92256071356476" calcext:value-type="float">
            <text:p>2.9225607135647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s/>mrt </text:p>
          </table:table-cell>
          <table:table-cell office:value-type="float" office:value="5.57507201905658" calcext:value-type="float">
            <text:p>5.5750720190565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<text:s/>mrt </text:p>
          </table:table-cell>
          <table:table-cell office:value-type="float" office:value="6.63700925389648" calcext:value-type="float">
            <text:p>6.6370092538964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<text:s/>mrt </text:p>
          </table:table-cell>
          <table:table-cell office:value-type="float" office:value="7.21810615212547" calcext:value-type="float">
            <text:p>7.2181061521254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mrt </text:p>
          </table:table-cell>
          <table:table-cell office:value-type="float" office:value="6.95481676490197" calcext:value-type="float">
            <text:p>6.9548167649019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mrt </text:p>
          </table:table-cell>
          <table:table-cell office:value-type="float" office:value="6.80335513414563" calcext:value-type="float">
            <text:p>6.8033551341456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<text:s/>mrt </text:p>
          </table:table-cell>
          <table:table-cell office:value-type="float" office:value="5.77491799837225" calcext:value-type="float">
            <text:p>5.77491799837225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mrt </text:p>
          </table:table-cell>
          <table:table-cell office:value-type="float" office:value="5.41579243946581" calcext:value-type="float">
            <text:p>5.41579243946581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mrt </text:p>
          </table:table-cell>
          <table:table-cell office:value-type="float" office:value="3.80211241711606" calcext:value-type="float">
            <text:p>3.8021124171160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<text:s/>mrt </text:p>
          </table:table-cell>
          <table:table-cell office:value-type="float" office:value="2.94466226161593" calcext:value-type="float">
            <text:p>2.9446622616159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mrt </text:p>
          </table:table-cell>
          <table:table-cell office:value-type="float" office:value="2.64817823009536" calcext:value-type="float">
            <text:p>2.6481782300953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mrt </text:p>
          </table:table-cell>
          <table:table-cell office:value-type="float" office:value="5.82063362911709" calcext:value-type="float">
            <text:p>5.8206336291170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<text:s/>mrt </text:p>
          </table:table-cell>
          <table:table-cell office:value-type="float" office:value="6.95481676490197" calcext:value-type="float">
            <text:p>6.9548167649019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<text:s/>mrt </text:p>
          </table:table-cell>
          <table:table-cell office:value-type="float" office:value="7.20159303405957" calcext:value-type="float">
            <text:p>7.2015930340595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<text:s/>mrt </text:p>
          </table:table-cell>
          <table:table-cell office:value-type="float" office:value="6.77606952720493" calcext:value-type="float">
            <text:p>6.7760695272049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mrt </text:p>
          </table:table-cell>
          <table:table-cell office:value-type="float" office:value="6.80335513414563" calcext:value-type="float">
            <text:p>6.8033551341456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<text:s/>mrt </text:p>
          </table:table-cell>
          <table:table-cell office:value-type="float" office:value="6.20136054973758" calcext:value-type="float">
            <text:p>6.2013605497375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mrt </text:p>
          </table:table-cell>
          <table:table-cell office:value-type="float" office:value="5.18513939877887" calcext:value-type="float">
            <text:p>5.1851393987788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mrt </text:p>
          </table:table-cell>
          <table:table-cell office:value-type="float" office:value="3.18063334962762" calcext:value-type="float">
            <text:p>3.1806333496276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mrt </text:p>
          </table:table-cell>
          <table:table-cell office:value-type="float" office:value="2.47973266361807" calcext:value-type="float">
            <text:p>2.4797326636180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mrt </text:p>
          </table:table-cell>
          <table:table-cell office:value-type="float" office:value="2.69512944217916" calcext:value-type="float">
            <text:p>2.69512944217916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<text:s/>mrt </text:p>
          </table:table-cell>
          <table:table-cell office:value-type="float" office:value="5.99883072073688" calcext:value-type="float">
            <text:p>5.9988307207368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<text:s/>mrt </text:p>
          </table:table-cell>
          <table:table-cell office:value-type="float" office:value="6.80335513414563" calcext:value-type="float">
            <text:p>6.8033551341456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mplitude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rt 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<text:s/>mrt </text:p>
          </table:table-cell>
          <table:table-cell office:value-type="float" office:value="6.9810054562339" calcext:value-type="float">
            <text:p>6.981005456233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mplitude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rt 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s/>mrt </text:p>
          </table:table-cell>
          <table:table-cell office:value-type="float" office:value="7.02430536445525" calcext:value-type="float">
            <text:p>7.02430536445525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amplitude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rt 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<text:s/>mrt </text:p>
          </table:table-cell>
          <table:table-cell office:value-type="float" office:value="6.74861140737812" calcext:value-type="float">
            <text:p>6.74861140737812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amplitude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rt 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s/>mrt </text:p>
          </table:table-cell>
          <table:table-cell office:value-type="float" office:value="5.88831725594207" calcext:value-type="float">
            <text:p>5.88831725594207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mrt </text:p>
          </table:table-cell>
          <table:table-cell office:value-type="float" office:value="4.65382851448418" calcext:value-type="float">
            <text:p>4.65382851448418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amplitude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rt 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mrt </text:p>
          </table:table-cell>
          <table:table-cell office:value-type="float" office:value="3.22219294733919" calcext:value-type="float">
            <text:p>3.22219294733919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mplitude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rt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mrt </text:p>
          </table:table-cell>
          <table:table-cell office:value-type="float" office:value="2.22716471147583" calcext:value-type="float">
            <text:p>2.22716471147583</text:p>
          </table:table-cell>
        </table:table-row>
        <table:table-row table:style-name="ro1">
          <table:table-cell office:value-type="string" calcext:value-type="string">
            <text:p><text:s/>lev1 </text:p>
          </table:table-cell>
          <table:table-cell office:value-type="string" calcext:value-type="string">
            <text:p><text:s/>cycle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countPeriod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mplitude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rt 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/>mrt </text:p>
          </table:table-cell>
          <table:table-cell office:value-type="float" office:value="3.03196057420489" calcext:value-type="float">
            <text:p>3.03196057420489</text:p>
          </table:table-cell>
        </table:table-row>
      </table:table>
      <table:named-expressions/>
      <table:database-ranges>
        <table:database-range table:name="__Anonymous_Sheet_DB__0" table:target-range-address="second.A1:second.K100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5T16:29:45.361253511</dc:date>
    <meta:editing-duration>PT3M39S</meta:editing-duration>
    <meta:editing-cycles>2</meta:editing-cycles>
    <meta:document-statistic meta:table-count="1" meta:cell-count="110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13cm" xlink:href=".." xlink:type="simple" chart:class="chart:bar" chart:style-name="ch1">
        <chart:legend chart:legend-position="end" svg:x="13.854cm" svg:y="4.207cm" style:legend-expansion="high" chart:style-name="ch2"/>
        <chart:plot-area chart:style-name="ch3" table:cell-range-address="second.I1:second.I100" svg:x="0.26cm" svg:y="0.199cm" svg:width="13.217cm" svg:height="8.65cm">
          <chartooo:coordinate-region svg:x="1.067cm" svg:y="0.398cm" svg:width="12.41cm" svg:height="7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cond.I1:second.I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econd.I1:second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14cm" xlink:href=".." xlink:type="simple" chart:class="chart:bar" chart:style-name="ch1">
        <chart:legend chart:legend-position="end" svg:x="13.714cm" svg:y="4.208cm" style:legend-expansion="high" chart:style-name="ch2"/>
        <chart:plot-area chart:style-name="ch3" table:cell-range-address="second.G1:second.G100" svg:x="0.32cm" svg:y="0.18cm" svg:width="13.074cm" svg:height="8.654cm">
          <chartooo:coordinate-region svg:x="1.127cm" svg:y="0.379cm" svg:width="12.267cm" svg:height="7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cond.G1:second.G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econd.G1:second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14cm" xlink:href=".." xlink:type="simple" chart:class="chart:bar" chart:style-name="ch1">
        <chart:legend chart:legend-position="end" svg:x="13.741cm" svg:y="4.208cm" style:legend-expansion="high" chart:style-name="ch2"/>
        <chart:plot-area chart:style-name="ch3" table:cell-range-address="second.K1:second.K100" svg:x="0.32cm" svg:y="0.18cm" svg:width="13.101cm" svg:height="8.654cm">
          <chartooo:coordinate-region svg:x="0.756cm" svg:y="0.379cm" svg:width="12.665cm" svg:height="7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econd.K1:second.K100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7940008672038">
                <text:p>3.97940008672038</text:p>
                <draw:g>
                  <svg:desc>second.K1:second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37750562820388">
                <text:p>4.377505628203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3198773968623">
                <text:p>5.83198773968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7670503002262">
                <text:p>7.17670503002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97229342759718">
                <text:p>6.97229342759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8489256954637">
                <text:p>6.38489256954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2668216112193">
                <text:p>5.52668216112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2754378992498">
                <text:p>5.32754378992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09202522331103">
                <text:p>5.092025223311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2427119984433">
                <text:p>5.02427119984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8379603438738">
                <text:p>3.28379603438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40909082065218">
                <text:p>4.409090820652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8048096712093">
                <text:p>6.1804809671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4275869600789">
                <text:p>7.242758696007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5863712283919">
                <text:p>7.05863712283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28388930050312">
                <text:p>6.28388930050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287160220048">
                <text:p>5.7287160220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44068044350276">
                <text:p>5.440680443502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03790683057181">
                <text:p>5.03790683057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6542663478131">
                <text:p>5.46542663478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0413773349191">
                <text:p>3.30413773349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78566495593843">
                <text:p>4.785664955938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72097857935718">
                <text:p>6.72097857935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9974285699556">
                <text:p>7.29974285699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8930885912362">
                <text:p>6.8930885912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1064607026499">
                <text:p>5.910646070264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71708831808688">
                <text:p>5.71708831808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15873843711679">
                <text:p>5.15873843711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2760389026838">
                <text:p>4.92760389026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77121254719662">
                <text:p>4.77121254719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54879848909">
                <text:p>3.654879848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53883026643874">
                <text:p>5.53883026643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3559889969818">
                <text:p>7.35598899698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40362689494244">
                <text:p>7.403626894942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62757831681574">
                <text:p>6.62757831681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1064607026499">
                <text:p>5.910646070264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74031267727719">
                <text:p>5.74031267727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7195897949974">
                <text:p>5.17195897949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50249108319361">
                <text:p>4.50249108319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823996531185">
                <text:p>4.0823996531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9933123331295">
                <text:p>4.099331233312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2176757395867">
                <text:p>5.921767573958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05863712283919">
                <text:p>7.058637122839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33999286538387">
                <text:p>7.339992865383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52246341003323">
                <text:p>6.52246341003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414741105041">
                <text:p>6.4147411050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1138083704036">
                <text:p>5.211380837040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15873843711679">
                <text:p>5.15873843711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60897842756548">
                <text:p>4.608978427565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54108439147401">
                <text:p>3.541084391474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77121254719662">
                <text:p>4.77121254719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36487896353366">
                <text:p>6.364878963533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91081492122969">
                <text:p>6.91081492122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25911632295048">
                <text:p>7.259116322950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71172842715083">
                <text:p>6.711728427150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77606952720493">
                <text:p>6.77606952720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2292864456475">
                <text:p>5.62292864456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686762035411">
                <text:p>4.66867620354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34453751150931">
                <text:p>3.344537511509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0034611362518">
                <text:p>2.900346113625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03790683057181">
                <text:p>5.037906830571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75778341674085">
                <text:p>6.757783416740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196510276736">
                <text:p>6.91965102767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9837725867246">
                <text:p>6.99837725867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0481436970422">
                <text:p>6.404814369704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33468455579587">
                <text:p>6.334684555795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9906625036113">
                <text:p>5.599066250361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9392487759231">
                <text:p>4.59392487759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1753861055754">
                <text:p>3.117538610557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2256071356476">
                <text:p>2.92256071356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57507201905658">
                <text:p>5.575072019056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63700925389648">
                <text:p>6.637009253896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810615212547">
                <text:p>7.21810615212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95481676490197">
                <text:p>6.954816764901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0335513414563">
                <text:p>6.803355134145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77491799837225">
                <text:p>5.77491799837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41579243946581">
                <text:p>5.415792439465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0211241711606">
                <text:p>3.80211241711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94466226161593">
                <text:p>2.94466226161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4817823009536">
                <text:p>2.648178230095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82063362911709">
                <text:p>5.820633629117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5481676490197">
                <text:p>6.954816764901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20159303405957">
                <text:p>7.201593034059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7606952720493">
                <text:p>6.776069527204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0335513414563">
                <text:p>6.803355134145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20136054973758">
                <text:p>6.201360549737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18513939877887">
                <text:p>5.185139398778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8063334962762">
                <text:p>3.180633349627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47973266361807">
                <text:p>2.47973266361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9512944217916">
                <text:p>2.69512944217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.99883072073688">
                <text:p>5.998830720736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80335513414563">
                <text:p>6.803355134145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9810054562339">
                <text:p>6.98100545623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2430536445525">
                <text:p>7.02430536445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.74861140737812">
                <text:p>6.748611407378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8831725594207">
                <text:p>5.888317255942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5382851448418">
                <text:p>4.653828514484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2219294733919">
                <text:p>3.222192947339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22716471147583">
                <text:p>2.227164711475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3196057420489">
                <text:p>3.031960574204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